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f4a" officeooo:paragraph-rsid="000b6f4a"/>
    </style:style>
    <style:style style:name="P2" style:family="paragraph" style:parent-style-name="Standard">
      <style:text-properties officeooo:rsid="000be9b0" officeooo:paragraph-rsid="000be9b0"/>
    </style:style>
    <style:style style:name="P3" style:family="paragraph" style:parent-style-name="Standard">
      <style:text-properties officeooo:rsid="00126141" officeooo:paragraph-rsid="00123e95"/>
    </style:style>
    <style:style style:name="P4" style:family="paragraph" style:parent-style-name="Standard">
      <style:text-properties officeooo:paragraph-rsid="00123e95"/>
    </style:style>
    <style:style style:name="P5" style:family="paragraph" style:parent-style-name="Standard">
      <style:text-properties officeooo:rsid="0015fb41" officeooo:paragraph-rsid="001f2049"/>
    </style:style>
    <style:style style:name="P6" style:family="paragraph" style:parent-style-name="Standard">
      <style:text-properties officeooo:rsid="001afec5" officeooo:paragraph-rsid="001afec5"/>
    </style:style>
    <style:style style:name="P7" style:family="paragraph" style:parent-style-name="Standard">
      <style:text-properties officeooo:rsid="001f2049" officeooo:paragraph-rsid="001f2049"/>
    </style:style>
    <style:style style:name="P8" style:family="paragraph" style:parent-style-name="Standard">
      <style:text-properties officeooo:rsid="000e4a74" officeooo:paragraph-rsid="00123e95"/>
    </style:style>
    <style:style style:name="P9" style:family="paragraph" style:parent-style-name="Standard">
      <style:text-properties officeooo:paragraph-rsid="0027c143"/>
    </style:style>
    <style:style style:name="P10" style:family="paragraph" style:parent-style-name="Standard" style:list-style-name="L1">
      <style:text-properties officeooo:rsid="00314232" officeooo:paragraph-rsid="00314232"/>
    </style:style>
    <style:style style:name="P11" style:family="paragraph" style:parent-style-name="Standard" style:list-style-name="L1">
      <style:text-properties officeooo:rsid="00331228" officeooo:paragraph-rsid="00331228"/>
    </style:style>
    <style:style style:name="P12" style:family="paragraph" style:parent-style-name="Standard">
      <style:text-properties officeooo:rsid="00331228" officeooo:paragraph-rsid="00138749"/>
    </style:style>
    <style:style style:name="T1" style:family="text">
      <style:text-properties officeooo:rsid="000be9b0"/>
    </style:style>
    <style:style style:name="T2" style:family="text">
      <style:text-properties officeooo:rsid="000c9e46"/>
    </style:style>
    <style:style style:name="T3" style:family="text">
      <style:text-properties officeooo:rsid="000e4a74"/>
    </style:style>
    <style:style style:name="T4" style:family="text">
      <style:text-properties officeooo:rsid="00138749"/>
    </style:style>
    <style:style style:name="T5" style:family="text">
      <style:text-properties officeooo:rsid="0017b3d0"/>
    </style:style>
    <style:style style:name="T6" style:family="text">
      <style:text-properties officeooo:rsid="00196507"/>
    </style:style>
    <style:style style:name="T7" style:family="text">
      <style:text-properties officeooo:rsid="001bec57"/>
    </style:style>
    <style:style style:name="T8" style:family="text">
      <style:text-properties officeooo:rsid="001dce4e"/>
    </style:style>
    <style:style style:name="T9" style:family="text">
      <style:text-properties officeooo:rsid="0020d920"/>
    </style:style>
    <style:style style:name="T10" style:family="text">
      <style:text-properties officeooo:rsid="002146c6"/>
    </style:style>
    <style:style style:name="T11" style:family="text">
      <style:text-properties officeooo:rsid="0021c971"/>
    </style:style>
    <style:style style:name="T12" style:family="text">
      <style:text-properties officeooo:rsid="0026ebb4"/>
    </style:style>
    <style:style style:name="T13" style:family="text">
      <style:text-properties officeooo:rsid="0027c143"/>
    </style:style>
    <style:style style:name="T14" style:family="text">
      <style:text-properties officeooo:rsid="0029857b"/>
    </style:style>
    <style:style style:name="T15" style:family="text">
      <style:text-properties officeooo:rsid="002f75c1"/>
    </style:style>
    <style:style style:name="T16" style:family="text">
      <style:text-properties officeooo:rsid="0033cf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We aim to develop a Bayesian model for the analysis of flow counts on a complex network, in particular an application to the bike sharing platform BikeMi. <text:span text:style-name="T3">A bike sharing is a service in which bicycle are made available for shared use to people on a short term basis for a fee; it allows users to borrow a bike from a “station” and return it at another station belonging to the system. Among the others, BikeMi is</text:span> the oldest bike sharing system in Milan, born in 2008 and now counting almost 400 stations and more than 4800 bikes. <text:span text:style-name="T1">One of the goals of the analysis is describing and predicting the mobility of the city, and for doing so we don’t start from scratches but we extend an existing model proposed by some of our colleagues last year.</text:span></text:p>
      <text:p text:style-name="P2">First, we are going to show the dataset used in the mentioned model <text:span text:style-name="T2">and we will formalize its structure; then we will try to highlight some critical issues and propose some possible extensions. </text:span></text:p>
      <text:p text:style-name="P8">The dataset covers almost 2 months, from the end of January to the half of March, with a total of 35 thousands data. Each data contains some information about a specific travel for a user who borrows a bike at a “station” and deposit it at another, among others we have date, departure time and corresponding station, arrival time and corresponding station, distance between the locations, <text:s/>duration of the travel.</text:p>
      <text:p text:style-name="P4"/>
      <text:p text:style-name="P7">MODEL</text:p>
      <text:p text:style-name="P3">The formal description of the problem, already proposed by our colleagues, is <text:span text:style-name="T10">a complete direct </text:span>graph-based approach, where each node is <text:span text:style-name="T4">representing a different station and edges connect any couple of nodes. We stress the fact that the connection is purely abstract and is not meant to specify any “real” physical route, i.e. the user might take any route in the meantime and we only study where the <text:s/>flow starts and ends. The object of interest of the analysis carried out last year was the variable Y_ij, which counts the total amount of bikes moving from i to j.</text:span></text:p>
      <text:p text:style-name="P6">However, given the excessively huge amount of nodes, it proved necessary <text:span text:style-name="T11">to apply </text:span>a preliminary shrinking <text:span text:style-name="T7">of their number, performed with the popular density-based algorithm DBSCAN. In this framework Y_ij becomes the flow between two clusters of nodes whose spatial distribution is approximately a small neighborhood.</text:span></text:p>
      <text:p text:style-name="P5">Since the target <text:span text:style-name="T8">Y_ij </text:span>is a count, it would appear natural to model its value as a Poisson distributed random variable with a suitable mean hierarchically depending from a set of covariates, for instance through a loglinear <text:span text:style-name="T6">model</text:span>. However this representation is not able to capture the high variability among different flows. Indeed, there are some routes characterized by an intensive <text:span text:style-name="T5">traffic</text:span> while others are <text:span text:style-name="T5">almost empty</text:span>, in order to overcome this difficulty the Poisson distribution was <text:span text:style-name="T5">upgraded to a Poisson mixture model, also allowing a clusterization of the edges in multiple groups enjoying different means (in the end 4 group were selected). Finally just to capture untraveled roads more effectively, hence for a better control on P(Y_ij=0), a delta measure in 0 was added to the mixture.</text:span></text:p>
      <text:p text:style-name="P5"/>
      <text:p text:style-name="P7">LIMITS AND UPGRADES</text:p>
      <text:p text:style-name="P7">This model <text:span text:style-name="T12">is</text:span> able to <text:span text:style-name="T12">describe</text:span> quite <text:span text:style-name="T12">faithfully</text:span> the flow on the different channels and to cluster the graph, <text:span text:style-name="T12">but has some limits for its actual use</text:span>. First, it’s mainly a clusterization model, <text:span text:style-name="T13">so</text:span> <text:span text:style-name="T13">it cannot </text:span>give <text:span text:style-name="T16">a day-by-day </text:span>prediction of the flow: <text:span text:style-name="T14">this is due to the fact that</text:span> the <text:span text:style-name="T13">computation</text:span> <text:span text:style-name="T14">of the covariates </text:span>in and out strength of the nodes <text:span text:style-name="T13">is performed by averaging data</text:span> over <text:span text:style-name="T14">the whole 2 months</text:span> to get the results. <text:span text:style-name="T15">Then</text:span>, no distinction between different hours of the day <text:span text:style-name="T15">or between different days </text:span>was performed.</text:p>
      <text:p text:style-name="P9"><text:span text:style-name="T9">We’ll aim for a more practical approach, finalized to the prediction of the network flow day-by-day and possibly further dividing the flow into morning, afternoon and evening, adding a time dependence to the variables Yij. For achieving that goal, we are going to try an autoregressive model for the flows, possibly taking into account the role played by time series data in the same days of the previous weeks; for instance an important role might be played by the weather conditions or the distinctions weekday/weekend. Looking at the data, we see that from Cadorna Station to Duomo, on weekends we have an average of 3.1 travels a day, while on weekdays we have an average of 14.3 travels a day. However, predictions make sense only if they are available in </text:span><text:soft-page-break/><text:span text:style-name="T9">a reasonable amount of time: so we will opt for a leaner computation, involving a mixed R/C++ implementation.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4:01:10.782254550</meta:creation-date>
    <dc:date>2019-11-21T16:38:09.538167829</dc:date>
    <meta:editing-duration>PT1H17M34S</meta:editing-duration>
    <meta:editing-cycles>15</meta:editing-cycles>
    <meta:generator>LibreOffice/6.1.6.3$Linux_X86_64 LibreOffice_project/10$Build-3</meta:generator>
    <meta:document-statistic meta:table-count="0" meta:image-count="0" meta:object-count="0" meta:page-count="2" meta:paragraph-count="11" meta:word-count="757" meta:character-count="4451" meta:non-whitespace-character-count="3701"/>
  </office:meta>
</office:document-meta>
</file>